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uantum information and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ssignment 2</text:p>
            <text:p>Bacilieri Davide 208921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se 1 – checkpoint subroutine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The checkpoint subroutine has been slightly changed from the suggested form to allow for different use cases: </text:p>
              </text:list-header>
              <text:list-item>
                <text:p>the standard behavior has been modified from a stdout print to a stderr print to ensure that the message is shown in the terminal even in case of an error stop;</text:p>
              </text:list-item>
              <text:list-item>
                <text:p>a file pointer may be passed, in case the main program has a logfile already open;</text:p>
              </text:list-item>
              <text:list-item>
                <text:p>a file path may be passed, with the caveat that the file will be opened and closed for each call, potentially slowing down the algorithm;</text:p>
              </text:list-item>
              <text:list-item>
                <text:p>in any case, the error message must be passed already in string form;</text:p>
              </text:list-item>
              <text:list-item>
                <text:p>the debug input variable, if set to .false. will disable completely the logging; a better implementation may use a int*1 variable that specifies the verbosity level of the message, to be checked against a global verbosity leve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xercise 2 – reworking of matrix multiplication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list text:style-name="L2">
              <text:list-item>
                <text:p>The specification of the functions used in the matrix-matrix multiplication program has been added, and a few comments clarified;</text:p>
              </text:list-item>
              <text:list-item>
                <text:p>the error messaging has been changed to use the checkpoint subroutin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se 3 – matrix derived type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The adjoint is found using the basic matrix operations available in Fortran;</text:p>
              </text:list-item>
              <text:list-item>
                <text:p>the trace is calculated using a sum cycling over the diagonal elements, with an error message if the matrix is not square;</text:p>
              </text:list-item>
              <text:list-item>
                <text:p>the I/O is achieved using the checkpoint function, could be improved in performance by opening the file directly in this subroutine;</text:p>
              </text:list-item>
              <text:list-item>
                <text:p>the initialization is achieved using the random_number subroutine for the real and imaginary parts, and then calling cmplx(real, imaginary) to obtain the matrix elem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9:12:40.067605210</meta:creation-date>
    <dc:date>2023-11-13T00:16:18.384295650</dc:date>
    <meta:editing-duration>PT36M2S</meta:editing-duration>
    <meta:editing-cycles>2</meta:editing-cycles>
    <meta:generator>LibreOffice/7.6.2.1$Linux_X86_64 LibreOffice_project/60$Build-1</meta:generator>
    <meta:document-statistic meta:object-count="37"/>
  </office:meta>
</office:document-meta>
</file>